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D0000005D5AA6CD8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style:font-name="Verdana1"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text-properties style:font-name="Verdana1"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 fo:padding="0cm" fo:border-left="none" fo:border-right="none" fo:border-top="none" fo:border-bottom="0.06pt solid #000000" style:shadow="none"/>
      <style:text-properties style:font-name="Verdana1" fo:font-size="14pt" style:font-size-asian="14pt" style:font-size-complex="14pt"/>
    </style:style>
    <style:style style:name="P5" style:family="paragraph" style:parent-style-name="Footer">
      <style:paragraph-properties fo:padding="0cm" fo:border-left="none" fo:border-right="none" fo:border-top="0.06pt solid #000000" fo:border-bottom="none" style:shadow="none"/>
      <style:text-properties style:font-name="Verdana1" fo:font-size="8pt" style:font-size-asian="8pt" style:font-size-complex="8pt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 style:list-style-name="L1"/>
    <style:style style:name="T1" style:family="text">
      <style:text-properties style:font-name="Verdana1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Summary</text:h>
      <text:p text:style-name="P6">In this set of exercises we're adding annotations to our documents, which requires the user to be authenticated. </text:p>
      <text:h text:style-name="Heading_20_2" text:outline-level="2">Setup</text:h>
      <text:p text:style-name="Text_20_body">Make sure you're up to date on the code we created in the last set of exercises. Go to your repository folder in a terminal window and type <text:span text:style-name="T2">git checkout session_five_d-xss_protection</text:span> to get all the code from session five, complete with the CSRF and XSS protection. Copy this code, in the correct folders, across to your working folders.</text:p>
      <text:h text:style-name="Heading_20_2" text:outline-level="2">Steps</text:h>
      <text:list xml:id="list957267757" text:style-name="L1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fo:line-height="100%" style:shadow="non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Verdana1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text-properties style:font-name="Verdana1"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 fo:padding="0cm" fo:border-left="none" fo:border-right="none" fo:border-top="none" fo:border-bottom="0.06pt solid #000000" style:shadow="none"/>
      <style:text-properties style:font-name="Verdana1" fo:font-size="14pt" style:font-size-asian="14pt" style:font-size-complex="14pt"/>
    </style:style>
    <style:style style:name="MP5" style:family="paragraph" style:parent-style-name="Footer">
      <style:paragraph-properties fo:padding="0cm" fo:border-left="none" fo:border-right="none" fo:border-top="0.06pt solid #000000" fo:border-bottom="none" style:shadow="none"/>
      <style:text-properties style:font-name="Verdana1" fo:font-size="8pt" style:font-size-asian="8pt" style:font-size-complex="8pt"/>
    </style:style>
    <style:style style:name="MT1" style:family="text">
      <style:text-properties style:font-name="Verdana1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071cm" svg:y="0cm" svg:width="3.411cm" svg:height="2.249cm" draw:z-index="0"><draw:image xlink:href="Pictures/100000000000008D0000005D5AA6CD80.jpg" xlink:type="simple" xlink:show="embed" xlink:actuate="onLoad"/></draw:frame><text:tab/><text:span text:style-name="MT1">XML Summer School 2012</text:span></text:p>
        <text:p text:style-name="MP2">Practical Web Applications</text:p>
        <text:p text:style-name="MP3"/>
        <text:p text:style-name="MP4"><text:tab/>Exercise 6</text:p>
      </style:header>
      <style:footer>
        <text:p text:style-name="MP5">XML Summer School 2012<text:tab/>Practical Web Applications<text:tab/>Exercise 6</text:p>
        <text:p text:style-name="MP5">Copyright Lauren Wood, Matt Patterson, Norm Walsh, Paul Downey CC-BY-NC-SA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09-08-13T16:04:39</meta:creation-date>
    <dc:date>2012-09-12T16:12:26</dc:date>
    <dc:creator>Lauren </dc:creator>
    <meta:editing-duration>P2DT22H19M58S</meta:editing-duration>
    <meta:editing-cycles>56</meta:editing-cycles>
    <meta:generator>LibreOffice/3.5$MacOSX_x86 LibreOffice_project/e0fbe70-dcba98b-297ab39-994e618-0f858f0</meta:generator>
    <meta:printed-by>John Chelsom</meta:printed-by>
    <meta:print-date>2009-09-17T11:27:06</meta:print-date>
    <meta:document-statistic meta:table-count="0" meta:image-count="1" meta:object-count="0" meta:page-count="1" meta:paragraph-count="10" meta:word-count="108" meta:character-count="664" meta:non-whitespace-character-count="563"/>
  </office:meta>
</office:document-meta>
</file>